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<text:a xlink:type="simple" xlink:href="https://github.com/kekev92/BarreauKevin_02_04112020/tree/main" text:style-name="Internet_20_link" text:visited-style-name="Visited_20_Internet_20_Link">https://github.com/kekev92/BarreauKevin_02_04112020/tree/main</text:a></text:p>
      <text:p text:style-name="P1"/>
      <text:p text:style-name="P1"/>
      <text:p text:style-name="P1"><text:a xlink:type="simple" xlink:href="https://kekev92.github.io/BarreauKevin_02_04112020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barreau</meta:initial-creator>
    <meta:creation-date>2021-02-04T13:59:04.35</meta:creation-date>
    <dc:date>2021-02-16T10:04:47.33</dc:date>
    <dc:creator>kevin barreau</dc:creator>
    <meta:editing-duration>PT5H49M13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1" meta:paragraph-count="1" meta:word-count="1" meta:character-count="61"/>
  </office:meta>
</office:document-meta>
</file>